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Helvetica Neue1" svg:font-family="'Helvetica Neue', Helvetica, Aria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center" style:justify-single-word="false"/>
      <style:text-properties style:font-name="Times New Roman"/>
    </style:style>
    <style:style style:name="P2" style:family="paragraph" style:parent-style-name="Standard" style:list-style-name="WWNum1">
      <style:paragraph-properties fo:text-align="center" style:justify-single-word="false"/>
      <style:text-properties style:font-name="Helvetica Neue1"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WWNum1">
      <style:paragraph-properties fo:text-align="center" style:justify-single-word="false"/>
      <style:text-properties fo:color="#000000" style:font-name="Times New Roman" fo:font-size="12pt"/>
    </style:style>
    <style:style style:name="T1" style:family="text">
      <style:text-properties fo:color="#000000"/>
    </style:style>
    <style:style style:name="T2" style:family="text">
      <style:text-properties fo:color="#000000" fo:font-size="12pt"/>
    </style:style>
    <style:style style:name="T3" style:family="text">
      <style:text-properties fo:font-variant="normal" fo:text-transform="none" fo:color="#ff0000" style:font-name="Helvetica Neue" fo:font-size="14pt" fo:letter-spacing="normal" fo:font-style="normal" fo:font-weight="bold"/>
    </style:style>
    <style:style style:name="T4" style:family="text">
      <style:text-properties fo:font-variant="normal" fo:text-transform="none" fo:color="#000000" style:font-name="Helvetica Neue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Helvetica Neue" fo:font-size="14pt" fo:letter-spacing="normal" fo:font-style="normal" fo:font-weight="bold"/>
    </style:style>
    <style:style style:name="T6" style:family="text">
      <style:text-properties fo:color="#ff333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8123481815891345964" text:style-name="WWNum1">
        <text:list-header>
          <text:p text:style-name="P1"><text:bookmark-start text:name="__DdeLink__307_806283609"/><text:bookmark-start text:name="__DdeLink__303_806283609"/><text:bookmark text:name="__DdeLink__282_806283609"/><text:span text:style-name="T5">ЗАМЕНА ДОКУМЕНТА ПРИ ПРИЕМКЕ!!! </text:span><text:bookmark-end text:name="__DdeLink__303_806283609"/><text:span text:style-name="T5">ПЕРЕНОС МАРОК ИЗ СТАРОЙ НАКЛАДНОЙ В НОВУЮ</text:span><text:bookmark-end text:name="__DdeLink__307_806283609"/><text:span text:style-name="T2"><text:line-break/></text:span><text:span text:style-name="T5">Для тех кто еще не в курсе, если вам делают вычерк товара в накладной и выгружают новые накладные. </text:span><text:span text:style-name="T3">ВАМ НЕ НАДО ПЕРЕСКАНИРОВАТЬ ТОВАР ПО НОВОЙ НАКЛАДНОЙ, ЕСЛИ ОН БЫЛ РАНЕЕ ОТСКАНИРОВАН ПО СТАРОЙ.</text:span><text:span text:style-name="T4"> </text:span><text:span text:style-name="T5">На ТСД есть функция Заменить документ, где нужно указать старую накладную затем указать новую накладную, после этого все марки из старой накладной перезапишутся в новую. Как только вы сделали замену, выбираем на приемку новую измененную накладную и программа выдаст сообщение что приемка по данному документу закончена.<text:line-break/></text:span><text:span text:style-name="T2"> </text:span></text:p>
          <text:p text:style-name="P2"><text:span text:style-name="T1">При Возникновении ошибка </text:span><text:span text:style-name="T6">Количество по документу ЕГАИС отличается, приемка невозможна!</text:span><text:span text:style-name="T1"> Небходимо </text:span><text:span text:style-name="T6">старую ЕГАИС накладную пометить на удаление</text:span><text:span text:style-name="T1"> и повторно выбрать документ на приемку!</text:span></text:p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Helvetica Neue1" svg:font-family="'Helvetica Neue', Helvetica, Aria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2T10:22:03.90</meta:creation-date>
    <meta:editing-duration>PT5M21S</meta:editing-duration>
    <meta:editing-cycles>2</meta:editing-cycles>
    <meta:generator>OpenOffice/4.1.5$Win32 OpenOffice.org_project/415m1$Build-9789</meta:generator>
    <meta:print-date>2019-03-12T10:26:19.50</meta:print-date>
    <meta:document-statistic meta:table-count="0" meta:image-count="0" meta:object-count="0" meta:page-count="1" meta:paragraph-count="2" meta:word-count="113" meta:character-count="770"/>
    <dc:date>2019-03-12T10:27:24.68</dc:date>
  </office:meta>
</office:document-meta>
</file>